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de" fo:country="DE" officeooo:rsid="000fba28" officeooo:paragraph-rsid="000fba28"/>
    </style:style>
    <style:style style:name="P2" style:family="paragraph" style:parent-style-name="Text_20_body">
      <style:text-properties fo:language="de" fo:country="DE" officeooo:rsid="000e9295" officeooo:paragraph-rsid="000e9295"/>
    </style:style>
    <style:style style:name="P3" style:family="paragraph" style:parent-style-name="Text_20_body">
      <style:text-properties fo:language="de" fo:country="DE" fo:font-weight="bold" officeooo:rsid="00119106" officeooo:paragraph-rsid="00119106" style:font-weight-asian="bold" style:font-weight-complex="bold"/>
    </style:style>
    <style:style style:name="P4" style:family="paragraph" style:parent-style-name="Text_20_body">
      <style:text-properties fo:language="de" fo:country="DE" fo:font-weight="bold" officeooo:rsid="00119106" officeooo:paragraph-rsid="0016a1f8" style:font-weight-asian="bold" style:font-weight-complex="bold"/>
    </style:style>
    <style:style style:name="P5" style:family="paragraph" style:parent-style-name="Text_20_body">
      <style:text-properties fo:language="de" fo:country="DE" fo:font-weight="normal" officeooo:rsid="00119106" officeooo:paragraph-rsid="00119106" style:font-weight-asian="normal" style:font-weight-complex="normal"/>
    </style:style>
    <style:style style:name="P6" style:family="paragraph" style:parent-style-name="Text_20_body">
      <style:text-properties fo:language="de" fo:country="DE" officeooo:rsid="00124bc6" officeooo:paragraph-rsid="00124bc6"/>
    </style:style>
    <style:style style:name="P7" style:family="paragraph" style:parent-style-name="Text_20_body">
      <style:text-properties fo:language="de" fo:country="DE" officeooo:rsid="0014025a" officeooo:paragraph-rsid="0014025a"/>
    </style:style>
    <style:style style:name="P8" style:family="paragraph" style:parent-style-name="Text_20_body">
      <style:text-properties fo:language="de" fo:country="DE" officeooo:rsid="0016286b" officeooo:paragraph-rsid="0016286b"/>
    </style:style>
    <style:style style:name="P9" style:family="paragraph" style:parent-style-name="Text_20_body">
      <style:text-properties fo:language="de" fo:country="DE" officeooo:rsid="0016a1f8" officeooo:paragraph-rsid="0016a1f8"/>
    </style:style>
    <style:style style:name="P10" style:family="paragraph" style:parent-style-name="Text_20_body">
      <style:text-properties fo:language="de" fo:country="DE" officeooo:rsid="001ced19" officeooo:paragraph-rsid="001ced19"/>
    </style:style>
    <style:style style:name="P11" style:family="paragraph" style:parent-style-name="Text_20_body">
      <style:text-properties officeooo:paragraph-rsid="001e9526"/>
    </style:style>
    <style:style style:name="P12" style:family="paragraph" style:parent-style-name="Heading_20_1">
      <style:text-properties fo:language="en" fo:country="GB"/>
    </style:style>
    <style:style style:name="P13" style:family="paragraph" style:parent-style-name="Heading_20_2">
      <style:text-properties fo:language="de" fo:country="DE"/>
    </style:style>
    <style:style style:name="P14" style:family="paragraph" style:parent-style-name="Heading_20_2">
      <style:text-properties fo:language="de" fo:country="DE" officeooo:paragraph-rsid="001a9801"/>
    </style:style>
    <style:style style:name="P15" style:family="paragraph" style:parent-style-name="Heading_20_2">
      <style:text-properties fo:language="de" fo:country="DE" officeooo:paragraph-rsid="0014025a"/>
    </style:style>
    <style:style style:name="P16" style:family="paragraph" style:parent-style-name="Heading_20_3">
      <style:text-properties fo:language="de" fo:country="DE" officeooo:rsid="000fba28" officeooo:paragraph-rsid="000fba28"/>
    </style:style>
    <style:style style:name="P17" style:family="paragraph" style:parent-style-name="Heading_20_3">
      <style:text-properties fo:language="de" fo:country="DE" officeooo:rsid="000fba28" officeooo:paragraph-rsid="00124bc6"/>
    </style:style>
    <style:style style:name="P18" style:family="paragraph" style:parent-style-name="Heading_20_3">
      <style:text-properties fo:language="de" fo:country="DE" officeooo:rsid="000fba28" officeooo:paragraph-rsid="0014025a"/>
    </style:style>
    <style:style style:name="P19" style:family="paragraph" style:parent-style-name="Text_20_body">
      <style:text-properties fo:language="de" fo:country="DE" officeooo:rsid="00206efe" officeooo:paragraph-rsid="00206efe"/>
    </style:style>
    <style:style style:name="P20" style:family="paragraph" style:parent-style-name="Text_20_body">
      <style:text-properties fo:language="de" fo:country="DE" fo:font-weight="bold" officeooo:rsid="00119106" officeooo:paragraph-rsid="00206efe" style:font-weight-asian="bold" style:font-weight-complex="bold"/>
    </style:style>
    <style:style style:name="P21" style:family="paragraph" style:parent-style-name="Text_20_body">
      <style:text-properties fo:language="de" fo:country="DE" fo:font-weight="bold" officeooo:rsid="00119106" officeooo:paragraph-rsid="0025b58e" style:font-weight-asian="bold" style:font-weight-complex="bold"/>
    </style:style>
    <style:style style:name="P22" style:family="paragraph" style:parent-style-name="Text_20_body">
      <style:text-properties fo:language="de" fo:country="DE" officeooo:rsid="0021e31d" officeooo:paragraph-rsid="0021e31d"/>
    </style:style>
    <style:style style:name="P23" style:family="paragraph" style:parent-style-name="Text_20_body">
      <style:text-properties fo:language="de" fo:country="DE" officeooo:rsid="0021e31d" officeooo:paragraph-rsid="0025b58e"/>
    </style:style>
    <style:style style:name="T1" style:family="text">
      <style:text-properties fo:language="en" fo:country="GB"/>
    </style:style>
    <style:style style:name="T2" style:family="text">
      <style:text-properties officeooo:rsid="0014025a"/>
    </style:style>
    <style:style style:name="T3" style:family="text">
      <style:text-properties officeooo:rsid="00149e1b"/>
    </style:style>
    <style:style style:name="T4" style:family="text">
      <style:text-properties officeooo:rsid="001660c7"/>
    </style:style>
    <style:style style:name="T5" style:family="text">
      <style:text-properties officeooo:rsid="0016a1f8"/>
    </style:style>
    <style:style style:name="T6" style:family="text">
      <style:text-properties officeooo:rsid="0017af6d"/>
    </style:style>
    <style:style style:name="T7" style:family="text">
      <style:text-properties officeooo:rsid="001a91f2"/>
    </style:style>
    <style:style style:name="T8" style:family="text">
      <style:text-properties fo:language="de" fo:country="DE"/>
    </style:style>
    <style:style style:name="T9" style:family="text">
      <style:text-properties fo:language="de" fo:country="DE" officeooo:rsid="001ced19"/>
    </style:style>
    <style:style style:name="T10" style:family="text">
      <style:text-properties fo:language="de" fo:country="DE" officeooo:rsid="00206efe"/>
    </style:style>
    <style:style style:name="T11" style:family="text">
      <style:text-properties officeooo:rsid="001a9801"/>
    </style:style>
    <style:style style:name="T12" style:family="text">
      <style:text-properties officeooo:rsid="001ab4a6"/>
    </style:style>
    <style:style style:name="T13" style:family="text">
      <style:text-properties officeooo:rsid="001c7e61"/>
    </style:style>
    <style:style style:name="T14" style:family="text">
      <style:text-properties officeooo:rsid="00233d0b"/>
    </style:style>
    <style:style style:name="T15" style:family="text">
      <style:text-properties officeooo:rsid="00240de4"/>
    </style:style>
    <style:style style:name="T16" style:family="text">
      <style:text-properties officeooo:rsid="002412a6"/>
    </style:style>
    <style:style style:name="T17" style:family="text">
      <style:text-properties officeooo:rsid="0025b5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Refactoring</text:h>
      <text:p text:style-name="P2">Bla</text:p>
      <text:h text:style-name="Heading_20_2" text:outline-level="2"><text:span text:style-name="T8">Code </text:span><text:span text:style-name="T1">Smell</text:span><text:span text:style-name="T8"> 1 – </text:span><text:bookmark text:name="firstHeading"/><text:span text:style-name="T10">High </text:span>Cyclomatic complexity</text:h>
      <text:p text:style-name="P1">Um eine Menüstruktur au<text:span text:style-name="T3">f</text:span>zubauen, mit welcher in und aus Untermenüs navigiert werden kann, haben wir Abfrageschleifen erstellt. Diese Reagieren auf eine Benutzereingabe und öffnen das entsprechende Fenster. In diesem wurde eine weiter Schleife betreten welche der <text:span text:style-name="T3">S</text:span>chleife des überliegenden Menüs gleicht. Da die Auswahlmöglichkeiten <text:span text:style-name="T3">eines</text:span> Menü<text:span text:style-name="T3">s</text:span> <text:span text:style-name="T3">diesem bei jeweils vor dem Öffnen </text:span>mitgegeben wurden, hatte dieses sich selbst sowie seine Untermenüs zu verwalten. Diese Kopplung macht die gesamte Struktur schwerfälliger und kompliziert zu warten, <text:span text:style-name="T3">da ein Menü dass viele Untermenüs hatte weit gestreute Abhängigkeiten aufweist.</text:span></text:p>
      <text:p text:style-name="P3">UML-Diagramm</text:p>
      <text:p text:style-name="P5">Menü-Scheifen-UML.png</text:p>
      <text:p text:style-name="P3">Code-Abschnitt</text:p>
      <text:p text:style-name="P5">Schleife-GameLibrary.png</text:p>
      <text:p text:style-name="P5">Schleife-ManageAccount.png</text:p>
      <text:h text:style-name="P16" text:outline-level="3">Optimierung</text:h>
      <text:p text:style-name="P8">Die Optimierung wurde durch ein Umdenken der Menükommunikation bewerkstelligt. Hierbei sind wir zu einem Messaging-System umgestiegen, mit dem MenuManager als Vermittler <text:span text:style-name="T5">zwischen den Menüs</text:span>. Die Interaktione<text:span text:style-name="T6">n</text:span> mit einem Menü werden <text:span text:style-name="T6">als Nachrichten der GUI-Instanz</text:span> über den MenuManager als Relay direkt an die einzelnen Menüs weitergeleitet. <text:span text:style-name="T4">Bei einem Menüwechsel wird diese Aufforderung an den MenuManager weitergegeben welcher diese Verarbeitet, die Messaging-Verbindung mit dem verlassenen Menü trennt und eine Verbindung mit dem neuen Menü auf</text:span><text:span text:style-name="T6">baut</text:span><text:span text:style-name="T4">. </text:span><text:span text:style-name="T7">So sind die einzelnen Menüs getrennt von einander und </text:span><text:span text:style-name="T13">laufen in eigenen Abschnitten ohne</text:span><text:span text:style-name="T7"> Abhängigkeiten zueinander.</text:span></text:p>
      <text:p text:style-name="P4">UML-Diagramm</text:p>
      <text:p text:style-name="P9">sas</text:p>
      <text:p text:style-name="P4">Code-Abschnitt</text:p>
      <text:p text:style-name="P9">OpenMenus-MenuManager.png</text:p>
      <text:p text:style-name="P11"><text:span text:style-name="T9">(Quelle: </text:span><text:a xlink:type="simple" xlink:href="https://www.google.de/search?hl=de&amp;tbo=p&amp;tbm=bks&amp;q=inauthor:%22Thomas+J.+McCabe%22&amp;source=gbs_metadata_r&amp;cad=6" text:style-name="Internet_20_link" text:visited-style-name="Visited_20_Internet_20_Link">Thomas J. McCabe</text:a>; <text:span text:style-name="T9">Structured Testing; IEEE Computer Society Press, 1983)</text:span></text:p>
      <text:h text:style-name="P13" text:outline-level="2">Code <text:span text:style-name="T1">Smell</text:span> 2 – <text:span text:style-name="T12">Long Method</text:span></text:h>
      <text:p text:style-name="P19">Im Playground gibt es eine Mathode, welche 30 Zeilen umfasst. Die Methode play() beschreibt wie das Ausführen eines Spiels in den in den gröbsten Zügen abläuft. Dabei gibt es jedoch einen unterschied zwischen Einzelspieler- und Mehrspieler-Spielen. Abhängig von der benötigten Spieleranzahl werden diese aufgefordert einen Account auszuwählen.</text:p>
      <text:p text:style-name="P20">Code-Abschnitt</text:p>
      <text:p text:style-name="P19"><text:soft-page-break/>Codes-Smell-Große Funktion.png </text:p>
      <text:h text:style-name="P16" text:outline-level="3">Optimierung</text:h>
      <text:p text:style-name="P22">Um die Funktion zur besseren Lesbarkeit zu verkleinern, haben wir die große Funktion in mehrere kleine zerschnitten. Die Vereinzelteil<text:span text:style-name="T15">ung</text:span> hilft dabei sowohl gegen eine gewisse Code Wiederholung als auch <text:span text:style-name="T15">zu</text:span>r Abstraktion der play-Methode. Diese beinhaltet nun nur sprechende Funktion<text:span text:style-name="T14">s</text:span>name, welche den Spielablauf beschreiben. <text:span text:style-name="T16">Die darin verwendeten Methoden übernehmen das wiederholende Verhalten und die Aktivierung von Untermenüs.</text:span></text:p>
      <text:p text:style-name="P21">Code-Abschnitt</text:p>
      <text:p text:style-name="P23">Code-Smell-Große Funktion-Lösung-1.png</text:p>
      <text:p text:style-name="P23">Code-Smell-Große Funktion-Lösung-<text:span text:style-name="T17">2</text:span>.png</text:p>
      <text:p text:style-name="P23">Code-Smell-Große Funktion-Lösung-<text:span text:style-name="T17">3</text:span>.png</text:p>
      <text:p text:style-name="P10">(Quelle: https://refactoring.guru/smells/long-method)</text:p>
      <text:h text:style-name="P14" text:outline-level="2">Code <text:span text:style-name="T1">Smell</text:span> 3 – <text:span text:style-name="T11">Duplicated Code</text:span></text:h>
      <text:p text:style-name="P6">Run → wiederholt sich in den Menüs</text:p>
      <text:h text:style-name="P17" text:outline-level="3">Optimierung</text:h>
      <text:p text:style-name="P6">Grundform von Run in die Menü überklasse bewegen und nur notwendiger weise anpassen</text:p>
      <text:p text:style-name="P10">(Quelle: https://refactoring.guru/smells/duplicate-code)</text:p>
      <text:h text:style-name="P15" text:outline-level="2">Code <text:span text:style-name="T1">Smell</text:span> <text:span text:style-name="T2">4</text:span> – <text:span text:style-name="T2">Shootgun Surgery</text:span></text:h>
      <text:p text:style-name="P7">Bei Anpassung der Gui erschwert da man an vielen stellen anfassen muss</text:p>
      <text:h text:style-name="P18" text:outline-level="3">Optimierung</text:h>
      <text:p text:style-name="P7">Zentrale Stellschrauben mit Literalen</text:p>
      <text:p text:style-name="P10">(Quelle: https://refactoring.guru/smells/shotgun-surger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4-18T20:18:41.116000000</dc:date>
    <meta:editing-duration>PT10H19M4S</meta:editing-duration>
    <meta:editing-cycles>23</meta:editing-cycles>
    <meta:generator>LibreOffice/7.5.1.2$Windows_X86_64 LibreOffice_project/fcbaee479e84c6cd81291587d2ee68cba099e129</meta:generator>
    <meta:document-statistic meta:table-count="0" meta:image-count="0" meta:object-count="0" meta:page-count="2" meta:paragraph-count="37" meta:word-count="376" meta:character-count="3041" meta:non-whitespace-character-count="2697"/>
  </office:meta>
</office:document-meta>
</file>